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2.4cm" svg:x="4.457cm" svg:y="11.6cm">
          <text:p text:style-name="P1">Mo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cm" svg:height="2.4cm" svg:x="8.257cm" svg:y="15.8cm">
          <text:p text:style-name="P1">Reg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1.1cm" svg:x="12cm" svg:y="8.9cm">
          <text:p text:style-name="P1">Spieg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cm" svg:height="2.4cm" svg:x="11.957cm" svg:y="11.6cm"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8.457cm" svg:y1="12.8cm" svg:x2="11.957cm" svg:y2="12.8cm" draw:start-shape="id1" draw:start-glue-point="1" draw:end-shape="id2" draw:end-glue-point="3" svg:d="m8457 12800h3500" svg:viewBox="0 0 3501 1">
          <text:p/>
        </draw:connector>
        <draw:connector draw:style-name="gr2" draw:text-style-name="P1" draw:layer="layout" draw:type="curve" svg:x1="15.957cm" svg:y1="12.8cm" svg:x2="12.257cm" svg:y2="17cm" draw:start-shape="id2" draw:start-glue-point="1" draw:end-shape="id3" draw:end-glue-point="1" svg:d="m15957 12800c751 0 2601 4200-3700 4200" svg:viewBox="0 0 4544 4201">
          <text:p/>
        </draw:connector>
        <draw:connector draw:style-name="gr2" draw:text-style-name="P1" draw:layer="layout" draw:type="curve" svg:x1="8.257cm" svg:y1="17cm" svg:x2="4.457cm" svg:y2="12.8cm" draw:start-shape="id3" draw:start-glue-point="3" draw:end-shape="id1" draw:end-glue-point="3" svg:d="m8257 17000c-6451 0-4551-4200-3800-4200" svg:viewBox="0 0 4652 4201">
          <text:p/>
        </draw:connector>
        <draw:connector draw:style-name="gr2" draw:text-style-name="P1" draw:layer="layout" draw:type="curve" svg:x1="8.457cm" svg:y1="12.8cm" svg:x2="12cm" svg:y2="9.45cm" draw:start-shape="id1" draw:start-glue-point="1" draw:end-shape="id4" draw:end-glue-point="3" svg:d="m8457 12800c2658 0 887-3350 3543-3350" svg:viewBox="0 0 3544 3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leich</meta:initial-creator>
    <meta:creation-date>2013-07-09T13:40:13</meta:creation-date>
    <dc:date>2013-07-09T13:45:00</dc:date>
    <dc:creator>Sebastian Schleich</dc:creator>
    <meta:editing-duration>P0D</meta:editing-duration>
    <meta:editing-cycles>1</meta:editing-cycles>
    <meta:document-statistic meta:object-count="8"/>
    <meta:generator>LibreOffice/4.0.4.2$Linux_X86_64 LibreOffice_project/400m0$Build-2</meta:generator>
  </office:meta>
</office:document-meta>
</file>